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text-properties officeooo:rsid="000f912c" officeooo:paragraph-rsid="000f912c"/>
    </style:style>
    <style:style style:name="P4" style:family="paragraph" style:parent-style-name="Text_20_body" style:list-style-name="L2">
      <style:text-properties officeooo:rsid="001534dd" officeooo:paragraph-rsid="001534dd"/>
    </style:style>
    <style:style style:name="P5" style:family="paragraph" style:parent-style-name="Text_20_body" style:list-style-name="L2">
      <style:text-properties officeooo:rsid="001dc4d5" officeooo:paragraph-rsid="001dc4d5"/>
    </style:style>
    <style:style style:name="P6" style:family="paragraph" style:parent-style-name="Text_20_body" style:list-style-name="L2">
      <style:text-properties officeooo:rsid="001f2ea3" officeooo:paragraph-rsid="001f2ea3"/>
    </style:style>
    <style:style style:name="T1" style:family="text">
      <style:text-properties officeooo:rsid="000d0230"/>
    </style:style>
    <style:style style:name="T2" style:family="text">
      <style:text-properties officeooo:rsid="000fc5f1"/>
    </style:style>
    <style:style style:name="T3" style:family="text">
      <style:text-properties officeooo:rsid="00127d1d"/>
    </style:style>
    <style:style style:name="T4" style:family="text">
      <style:text-properties officeooo:rsid="00139c52"/>
    </style:style>
    <style:style style:name="T5" style:family="text">
      <style:text-properties officeooo:rsid="0013d687"/>
    </style:style>
    <style:style style:name="T6" style:family="text">
      <style:text-properties officeooo:rsid="0014feab"/>
    </style:style>
    <style:style style:name="T7" style:family="text">
      <style:text-properties officeooo:rsid="001c1129"/>
    </style:style>
    <style:style style:name="T8" style:family="text">
      <style:text-properties officeooo:rsid="00200239"/>
    </style:style>
    <style:style style:name="T9" style:family="text">
      <style:text-properties officeooo:rsid="00200b7e"/>
    </style:style>
    <style:style style:name="T10" style:family="text">
      <style:text-properties officeooo:rsid="0021a436"/>
    </style:style>
    <style:style style:name="T11" style:family="text">
      <style:text-properties officeooo:rsid="0024be06"/>
    </style:style>
    <style:style style:name="T12" style:family="text">
      <style:text-properties officeooo:rsid="0026a41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11:20-29</text:h>
      <text:h text:style-name="Heading_20_2" text:outline-level="2"><text:bookmark text:name="en-GNT-26526"/>The Unbelieving Towns <text:span text:style-name="T1">(20-24)</text:span></text:h>
      <text:list xml:id="list1069233606" text:style-name="L1">
        <text:list-item>
          <text:p text:style-name="P1">The people in the towns where Jesus had performed most of his miracles did not turn from their sins, so he reproached those towns. <text:bookmark text:name="en-GNT-26527"/>“How terrible it will be for you, Chorazin! How terrible for you too, Bethsaida! If the miracles which were performed in you had been performed in Tyre and Sidon, the people there would have long ago put on sackcloth and sprinkled ashes on themselves, to show that they had turned from their sins! <text:bookmark text:name="en-GNT-26528"/>I assure you that on the Judgment Day God will show more mercy to the people of Tyre and Sidon than to you! <text:bookmark text:name="en-GNT-26529"/>And as for you, Capernaum! Did you want to lift yourself up to heaven? You will be thrown down to hell! If the miracles which were performed in you had been performed in Sodom, it would still be in existence today! <text:bookmark text:name="en-GNT-26530"/>You can be sure that on the Judgment Day God will show more mercy to Sodom than to you!”</text:p>
        </text:list-item>
        <text:list-item>
          <text:p text:style-name="P3">Miracles did<text:span text:style-name="T5">n’t</text:span> make the people in the towns above change their ways. <text:span text:style-name="T2">Miracles don’t change </text:span><text:span text:style-name="T5">all </text:span><text:span text:style-name="T2">peoples hearts, people want miracles and also their old ways. </text:span><text:span text:style-name="T3">Miracles happen to people </text:span><text:span text:style-name="T9">everyday</text:span><text:span text:style-name="T3">, people are always telling stories of unexplainable good events yet they don’t change their heart</text:span><text:span text:style-name="T10">s or ways</text:span><text:span text:style-name="T3">. </text:span><text:span text:style-name="T4">Some will change their way because of miracles but some won’t. </text:span><text:span text:style-name="T6">Let’s repent, follow Christ and praise God. </text:span><text:span text:style-name="T11">Repentance is a choice we make.</text:span></text:p>
        </text:list-item>
      </text:list>
      <text:h text:style-name="Heading_20_2" text:outline-level="2"><text:bookmark text:name="en-GNT-26531"/>Come to Me and Rest (25-29)</text:h>
      <text:list xml:id="list2203299126" text:style-name="L2">
        <text:list-item>
          <text:p text:style-name="P2">At that time Jesus said, “Father, Lord of heaven and earth! I thank you because you have shown to the unlearned what you have hidden from the wise and learned. <text:bookmark text:name="en-GNT-26532"/>Yes, Father, this was how you were pleased to have it happen.<text:bookmark text:name="en-GNT-26533"/> “My Father has given me all things. No one knows the Son except the Father, and no one knows the Father except the Son and those to whom the Son chooses to reveal him.<text:bookmark text:name="en-GNT-26534"/> “Come to me, all of you who are tired from carrying heavy loads, and I will give you rest.<text:bookmark text:name="en-GNT-26535"/> Take my yoke and put it on you, and learn from me, because I am gentle and humble in spirit; and you will find rest. <text:bookmark text:name="en-GNT-26536"/>For the yoke I will give you is easy, and the load I will put on you is light.”</text:p>
        </text:list-item>
        <text:list-item>
          <text:p text:style-name="P4">The things of heaven require great humility, if we uphold ourselves as too wise and learned we’ll miss out on it. <text:span text:style-name="T7">Let’s be humble and the things of heaven will be revealed to us, let’s not try to explain the things of heaven with our education.</text:span></text:p>
        </text:list-item>
        <text:list-item>
          <text:p text:style-name="P5">The father knows the son and the father i<text:span text:style-name="T12">s</text:span> known by the son and those whom the son reveals to. How can we be on that list of people whom the son reveals the father?</text:p>
        </text:list-item>
        <text:list-item>
          <text:p text:style-name="P6">Christ gives rest and a lighter load compared to the ones we carry on earth. Let’s call and go to him and we’ll find rest and a lighter load. <text:span text:style-name="T8">Glory to God, now and forever.</text:span></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6T08:03:04.319412411</meta:creation-date>
    <dc:date>2021-11-06T08:27:04.375084611</dc:date>
    <meta:editing-duration>PT23M58S</meta:editing-duration>
    <meta:editing-cycles>18</meta:editing-cycles>
    <meta:generator>LibreOffice/6.4.7.2$Linux_X86_64 LibreOffice_project/40$Build-2</meta:generator>
    <meta:document-statistic meta:table-count="0" meta:image-count="0" meta:object-count="0" meta:page-count="1" meta:paragraph-count="9" meta:word-count="505" meta:character-count="2614" meta:non-whitespace-character-count="2124"/>
  </office:meta>
</office:document-meta>
</file>